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2A75E08E96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5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6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9" style:family="paragraph" style:parent-style-name="Standard" style:master-page-name="Shock3">
      <style:paragraph-properties style:page-number="auto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4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5" text:outline-level="1">“Nombre del servicio”</text:h>
          </table:table-cell>
        </table:table-row>
        <table:table-row table:style-name="Tabla1.1">
          <table:table-cell table:style-name="Tabla1.A2" office:value-type="string">
            <text:p text:style-name="P8">“Breve descripción del servicio”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“FOTO Servicio”</text:p>
          </table:table-cell>
        </table:table-row>
        <table:table-row>
          <table:table-cell table:style-name="Tabla2.A2" office:value-type="string">
            <text:p text:style-name="P7">“Descripción del servicio”</text:p>
          </table:table-cell>
        </table:table-row>
      </table:table>
      <text:p text:style-name="P6">Instalación y configuración “<text:span text:style-name="T3">del servicio</text:span>”</text:p>
      <text:p text:style-name="Shock">Prueb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1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06T15:34:02</dc:date>
    <meta:editing-duration>PT32M58S</meta:editing-duration>
    <meta:editing-cycles>18</meta:editing-cycles>
    <meta:document-statistic meta:table-count="2" meta:image-count="2" meta:object-count="0" meta:page-count="2" meta:paragraph-count="11" meta:word-count="46" meta:character-count="341" meta:non-whitespace-character-count="286"/>
  </office:meta>
</office:document-meta>
</file>